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ToXmlObjectMapper.mapRowToReturnTyp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etterMethod.isN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ToXmlObjectMapper.getKeysFromResult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wToXmlObjectMapper.mapDocumentTypeSchem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tterMethod.getN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tterMethod.getParame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owToXmlObjectMapper.getSchemaType( Class return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wToXmlObjectMapper.getResultSetMapp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tterMethod.ge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tterMethod.SetterMethod( Method se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erMethod.getParame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owToXmlObjectMapper.RowToXmlObjectMapper( ResultSet resultSet , Class returnTypeClass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